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23180" officeooo:paragraph-rsid="00123180"/>
    </style:style>
    <style:style style:name="P2" style:family="paragraph" style:parent-style-name="Standard">
      <style:text-properties fo:font-style="italic" officeooo:rsid="00123180" officeooo:paragraph-rsid="00123180" style:font-style-asian="italic" style:font-style-complex="italic"/>
    </style:style>
    <style:style style:name="P3" style:family="paragraph" style:parent-style-name="Standard" style:list-style-name="L1"/>
    <style:style style:name="P4" style:family="paragraph" style:parent-style-name="Standard">
      <style:text-properties fo:font-style="italic" officeooo:rsid="00123180" officeooo:paragraph-rsid="00123180" style:font-style-asian="italic" style:font-style-complex="italic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get</text:p>
      <text:p text:style-name="Standard">è un gestore di download.</text:p>
      <text:p text:style-name="Standard"/>
      <text:p text:style-name="Standard">ho letto il seguente link: <text:a xlink:type="simple" xlink:href="http://it.wikipedia.org/wiki/Wget">http://it.wikipedia.org/wiki/Wget</text:a></text:p>
      <text:p text:style-name="Standard"/>
      <text:p text:style-name="Standard">lshw -short</text:p>
      <text:p text:style-name="Standard">per vedere le caratteristiche della macchina</text:p>
      <text:p text:style-name="Standard"/>
      <text:p text:style-name="Standard">fcdisk</text:p>
      <text:p text:style-name="Standard">per gestire la memoria di massa</text:p>
      <text:p text:style-name="Standard"/>
      <text:p text:style-name="Standard"/>
      <text:p text:style-name="Standard">Install google chrome</text:p>
      <text:list xml:id="list9061334491528014103" text:style-name="L1">
        <text:list-item>
          <text:p text:style-name="P3">Download google-chrome-stable_current_i386.deb</text:p>
        </text:list-item>
        <text:list-item>
          <text:p text:style-name="P3">Install dependencies: sudo apt-get update</text:p>
        </text:list-item>
        <text:list-item>
          <text:p text:style-name="P3">Install libnss3-1d and libxss1: sudo apt-get install libnss3-1d and sudo apt-get install libxss1</text:p>
        </text:list-item>
        <text:list-item>
          <text:p text:style-name="P3">Install the downloaded package: sudo dpkg -i google-chrome-stable_current_i386.deb </text:p>
        </text:list-item>
      </text:list>
      <text:p text:style-name="Standard"/>
      <text:p text:style-name="Standard"/>
      <text:p text:style-name="Standard">adduser</text:p>
      <text:p text:style-name="Standard"/>
      <text:p text:style-name="Standard"/>
      <text:h text:style-name="Heading_20_1" text:outline-level="1">HOW TO CREATE SCRIPT BASH</text:h>
      <text:p text:style-name="Standard">1. Tutti gli script iniziano con la seguente riga:</text:p>
      <text:p text:style-name="Standard">#!/bin/bash</text:p>
      <text:p text:style-name="Standard">in questo modo si identifica che il file è uno script ed utilizza la shell bash.</text:p>
      <text:p text:style-name="Standard"/>
      <text:p text:style-name="Standard">2. L'estensione degli script è .sh</text:p>
      <text:p text:style-name="Standard"/>
      <text:p text:style-name="Standard">3. Uno script, per funzionare, deve essere reso eseguibile</text:p>
      <text:p text:style-name="Standard">chmod +x nome_script.sh</text:p>
      <text:p text:style-name="Standard"/>
      <text:p text:style-name="Standard">4. Avviare lo script attraverso ./</text:p>
      <text:p text:style-name="Standard">./nome_script.sh</text:p>
      <text:p text:style-name="Standard"/>
      <text:p text:style-name="Standard"/>
      <text:p text:style-name="Standard"/>
      <text:h text:style-name="Heading_20_1" text:outline-level="1">UNINSTALL A PROGRAM</text:h>
      <text:p text:style-name="P1">To remove a program use:</text:p>
      <text:p text:style-name="P2">sudo apt-get purge &lt;package_name&gt;</text:p>
      <text:p text:style-name="P1">and then</text:p>
      <text:p text:style-name="P2">sudo apt-get autoremove</text:p>
      <text:p text:style-name="P2"/>
      <text:p text:style-name="P2"/>
      <text:p text:style-name="P2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seppe </meta:initial-creator>
    <meta:creation-date>2014-02-16T12:43:06</meta:creation-date>
    <dc:date>2014-11-14T10:43:47.693963569</dc:date>
    <meta:editing-duration>PT9M12S</meta:editing-duration>
    <meta:editing-cycles>6</meta:editing-cycles>
    <meta:generator>LibreOffice/4.2.6.3$Linux_x86 LibreOffice_project/420m0$Build-3</meta:generator>
    <meta:document-statistic meta:table-count="0" meta:image-count="0" meta:object-count="0" meta:page-count="2" meta:paragraph-count="27" meta:word-count="136" meta:character-count="921" meta:non-whitespace-character-count="815"/>
  </office:meta>
</office:document-meta>
</file>